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E000000A7C669F27E2CA6A0C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officeooo:rsid="00241455" officeooo:paragraph-rsid="00241455"/>
    </style:style>
    <style:style style:name="P2" style:family="paragraph" style:parent-style-name="Text_20_body">
      <style:text-properties style:font-name="Liberation Sans" fo:font-style="italic" officeooo:rsid="00241455" officeooo:paragraph-rsid="00241455" style:font-style-asian="italic" style:font-style-complex="italic"/>
    </style:style>
    <style:style style:name="P3" style:family="paragraph" style:parent-style-name="Text_20_body">
      <style:text-properties style:font-name="Liberation Sans" fo:font-style="italic" officeooo:rsid="0038407d" officeooo:paragraph-rsid="0038407d" style:font-style-asian="italic" style:font-style-complex="italic"/>
    </style:style>
    <style:style style:name="P4" style:family="paragraph" style:parent-style-name="List_20_1">
      <style:paragraph-properties fo:margin-left="0mm" fo:margin-right="0mm" fo:text-indent="0mm" style:auto-text-indent="false"/>
      <style:text-properties officeooo:rsid="0082bc54" officeooo:paragraph-rsid="0082bc54"/>
    </style:style>
    <style:style style:name="P5" style:family="paragraph" style:parent-style-name="List_20_1">
      <style:paragraph-properties fo:margin-left="0mm" fo:margin-right="0mm" fo:text-indent="0mm" style:auto-text-indent="false"/>
      <style:text-properties officeooo:rsid="007347dd" officeooo:paragraph-rsid="007347dd"/>
    </style:style>
    <style:style style:name="P6" style:family="paragraph" style:parent-style-name="List">
      <style:text-properties officeooo:rsid="00494c7b" officeooo:paragraph-rsid="00494c7b"/>
    </style:style>
    <style:style style:name="P7" style:family="paragraph" style:parent-style-name="List">
      <style:text-properties officeooo:rsid="00753e80" officeooo:paragraph-rsid="00753e80" fo:background-color="transparent"/>
    </style:style>
    <style:style style:name="P8" style:family="paragraph" style:parent-style-name="List">
      <style:text-properties officeooo:rsid="002f17f7" officeooo:paragraph-rsid="003b0dbb"/>
    </style:style>
    <style:style style:name="P9" style:family="paragraph" style:parent-style-name="List">
      <style:text-properties fo:font-variant="normal" fo:text-transform="none" fo:color="#202124" loext:opacity="100%" style:font-name="Roboto" fo:font-size="8.39999961853027pt" fo:letter-spacing="normal" fo:font-style="normal" fo:font-weight="normal" officeooo:rsid="004909d4" officeooo:paragraph-rsid="00494c7b"/>
    </style:style>
    <style:style style:name="P10" style:family="paragraph" style:parent-style-name="List">
      <style:text-properties fo:font-variant="normal" fo:text-transform="none" fo:color="#202124" loext:opacity="100%" style:font-name="Roboto" fo:font-size="8.39999961853027pt" fo:letter-spacing="normal" fo:font-style="normal" fo:font-weight="normal" officeooo:rsid="004909d4" officeooo:paragraph-rsid="00745efb"/>
    </style:style>
    <style:style style:name="P11" style:family="paragraph" style:parent-style-name="List_20_1">
      <style:text-properties style:font-name="Liberation Sans1" fo:font-size="10pt" officeooo:rsid="0082bc54" officeooo:paragraph-rsid="0082bc54" style:font-size-asian="12pt" style:font-name-complex="Lucida Sans1"/>
    </style:style>
    <style:style style:name="P12" style:family="paragraph" style:parent-style-name="List_20_1">
      <style:text-properties fo:color="#729fcf" loext:opacity="100%" style:font-name="Liberation Sans1" fo:font-size="10pt" officeooo:rsid="005c2cee" officeooo:paragraph-rsid="005d479a" style:font-size-asian="12pt" style:font-name-complex="Lucida Sans1"/>
    </style:style>
    <style:style style:name="P13" style:family="paragraph" style:parent-style-name="List_20_1">
      <style:text-properties officeooo:rsid="0063f85c" officeooo:paragraph-rsid="0063f85c" fo:background-color="#ffff00"/>
    </style:style>
    <style:style style:name="P14" style:family="paragraph" style:parent-style-name="List_20_1">
      <style:text-properties officeooo:rsid="00727725" officeooo:paragraph-rsid="00727725"/>
    </style:style>
    <style:style style:name="P15" style:family="paragraph" style:parent-style-name="List_20_1">
      <style:text-properties officeooo:rsid="007347dd" officeooo:paragraph-rsid="007347dd"/>
    </style:style>
    <style:style style:name="P16" style:family="paragraph" style:parent-style-name="List_20_1">
      <style:paragraph-properties fo:margin-left="-2.86mm" fo:margin-right="0mm" fo:text-indent="0mm" style:auto-text-indent="false"/>
      <style:text-properties fo:color="#729fcf" loext:opacity="100%" style:font-name="Liberation Sans1" fo:font-size="10pt" officeooo:rsid="005c2cee" officeooo:paragraph-rsid="006dd440" style:font-size-asian="12pt" style:font-name-complex="Lucida Sans1"/>
    </style:style>
    <style:style style:name="P17" style:family="paragraph" style:parent-style-name="Standard">
      <style:text-properties style:font-name="Liberation Sans" officeooo:rsid="001c8f70" officeooo:paragraph-rsid="001c8f70"/>
    </style:style>
    <style:style style:name="P18" style:family="paragraph" style:parent-style-name="Standard">
      <style:text-properties style:font-name="Liberation Sans" officeooo:rsid="001abbf6" officeooo:paragraph-rsid="005d9579" fo:background-color="#ffff00"/>
    </style:style>
    <style:style style:name="P19" style:family="paragraph" style:parent-style-name="Standard">
      <style:text-properties style:font-name="Liberation Sans" officeooo:rsid="005d9579" officeooo:paragraph-rsid="005d9579"/>
    </style:style>
    <style:style style:name="P20" style:family="paragraph" style:parent-style-name="Text_20_body">
      <style:text-properties officeooo:rsid="00802cbe" officeooo:paragraph-rsid="00802cbe" fo:background-color="transparent"/>
    </style:style>
    <style:style style:name="P21" style:family="paragraph" style:parent-style-name="Heading_20_1">
      <style:text-properties officeooo:rsid="0073432b" officeooo:paragraph-rsid="0073432b"/>
    </style:style>
    <style:style style:name="P22" style:family="paragraph" style:parent-style-name="Heading_20_1">
      <style:text-properties fo:background-color="transparent"/>
    </style:style>
    <style:style style:name="P23" style:family="paragraph" style:parent-style-name="Heading_20_1">
      <style:paragraph-properties fo:margin-left="0mm" fo:margin-right="0mm" fo:text-indent="0mm" style:auto-text-indent="false"/>
      <style:text-properties style:font-name="Liberation Sans" officeooo:rsid="001c8f70" officeooo:paragraph-rsid="006f462f"/>
    </style:style>
    <style:style style:name="P24" style:family="paragraph" style:parent-style-name="Heading_20_2">
      <style:text-properties fo:background-color="transparent"/>
    </style:style>
    <style:style style:name="P25" style:family="paragraph" style:parent-style-name="Heading_20_2">
      <style:text-properties officeooo:paragraph-rsid="004b1f9e"/>
    </style:style>
    <style:style style:name="P26" style:family="paragraph" style:parent-style-name="Heading_20_2">
      <style:text-properties officeooo:paragraph-rsid="005d9579"/>
    </style:style>
    <style:style style:name="P27" style:family="paragraph" style:parent-style-name="List" style:list-style-name="L1">
      <style:text-properties officeooo:rsid="004909d4" officeooo:paragraph-rsid="004909d4"/>
    </style:style>
    <style:style style:name="P28" style:family="paragraph" style:parent-style-name="List" style:list-style-name="L1">
      <style:text-properties officeooo:rsid="00753e80" officeooo:paragraph-rsid="00753e80"/>
    </style:style>
    <style:style style:name="P29" style:family="paragraph" style:parent-style-name="List" style:list-style-name="L1">
      <style:text-properties officeooo:rsid="007d197f" officeooo:paragraph-rsid="007d197f"/>
    </style:style>
    <style:style style:name="P30" style:family="paragraph" style:parent-style-name="List" style:list-style-name="L1">
      <style:text-properties officeooo:rsid="008349af" officeooo:paragraph-rsid="008349af"/>
    </style:style>
    <style:style style:name="P31" style:family="paragraph" style:parent-style-name="List" style:list-style-name="L8">
      <style:text-properties fo:font-weight="bold" style:font-weight-asian="bold" style:font-weight-complex="bold"/>
    </style:style>
    <style:style style:name="P32" style:family="paragraph" style:parent-style-name="List">
      <style:text-properties fo:font-size="10pt" officeooo:rsid="0087c921" officeooo:paragraph-rsid="0087c921" fo:background-color="transparent" style:font-size-asian="12pt" style:font-name-complex="Lucida Sans1"/>
    </style:style>
    <style:style style:name="P33" style:family="paragraph" style:parent-style-name="List">
      <style:text-properties officeooo:paragraph-rsid="0089942d"/>
    </style:style>
    <style:style style:name="P34" style:family="paragraph" style:parent-style-name="List" style:list-style-name="L14">
      <style:paragraph-properties fo:margin-left="0mm" fo:margin-right="0mm" fo:text-indent="0mm" style:auto-text-indent="false"/>
      <style:text-properties style:font-name="Liberation Sans" officeooo:rsid="006f462f" officeooo:paragraph-rsid="006f462f"/>
    </style:style>
    <style:style style:name="P35" style:family="paragraph" style:parent-style-name="List" style:list-style-name="L14">
      <style:paragraph-properties fo:margin-left="0mm" fo:margin-right="0mm" fo:text-indent="0mm" style:auto-text-indent="false"/>
      <style:text-properties style:font-name="Liberation Sans" officeooo:rsid="00710a05" officeooo:paragraph-rsid="00710a05"/>
    </style:style>
    <style:style style:name="P36" style:family="paragraph" style:parent-style-name="List" style:list-style-name="L14">
      <style:paragraph-properties fo:margin-left="0mm" fo:margin-right="0mm" fo:text-indent="0mm" style:auto-text-indent="false"/>
      <style:text-properties officeooo:rsid="006f462f" officeooo:paragraph-rsid="006f462f"/>
    </style:style>
    <style:style style:name="P37" style:family="paragraph" style:parent-style-name="List_20_1" style:list-style-name="L2"/>
    <style:style style:name="P38" style:family="paragraph" style:parent-style-name="List_20_1" style:list-style-name="L2">
      <style:text-properties officeooo:paragraph-rsid="004063a8"/>
    </style:style>
    <style:style style:name="P39" style:family="paragraph" style:parent-style-name="List_20_1" style:list-style-name="L2">
      <style:text-properties officeooo:paragraph-rsid="004f0d56"/>
    </style:style>
    <style:style style:name="P40" style:family="paragraph" style:parent-style-name="List_20_1" style:list-style-name="L2">
      <style:text-properties officeooo:paragraph-rsid="0087c921"/>
    </style:style>
    <style:style style:name="P41" style:family="paragraph" style:parent-style-name="List_20_1" style:list-style-name="L2">
      <style:text-properties officeooo:rsid="00468552" officeooo:paragraph-rsid="00468552"/>
    </style:style>
    <style:style style:name="P42" style:family="paragraph" style:parent-style-name="List_20_1" style:list-style-name="L2">
      <style:text-properties fo:font-weight="bold" style:font-weight-asian="bold" style:font-weight-complex="bold"/>
    </style:style>
    <style:style style:name="P43" style:family="paragraph" style:parent-style-name="List_20_1" style:list-style-name="L2">
      <style:text-properties fo:font-weight="bold" officeooo:paragraph-rsid="0087c921" style:font-weight-asian="bold" style:font-weight-complex="bold"/>
    </style:style>
    <style:style style:name="P44" style:family="paragraph" style:parent-style-name="List_20_1" style:list-style-name="L8">
      <style:text-properties fo:font-weight="bold" officeooo:paragraph-rsid="005d479a" style:font-weight-asian="bold" style:font-weight-complex="bold"/>
    </style:style>
    <style:style style:name="P45" style:family="paragraph" style:parent-style-name="List_20_1" style:list-style-name="L2">
      <style:text-properties officeooo:rsid="003cd43f" officeooo:paragraph-rsid="00753e80"/>
    </style:style>
    <style:style style:name="P46" style:family="paragraph" style:parent-style-name="List_20_1" style:list-style-name="L2">
      <style:text-properties officeooo:rsid="003cd43f" officeooo:paragraph-rsid="003cd43f"/>
    </style:style>
    <style:style style:name="P47" style:family="paragraph" style:parent-style-name="List_20_1" style:list-style-name="L2">
      <style:text-properties officeooo:rsid="0042c500" officeooo:paragraph-rsid="0042c500"/>
    </style:style>
    <style:style style:name="P48" style:family="paragraph" style:parent-style-name="List_20_1" style:list-style-name="L2">
      <style:text-properties officeooo:rsid="004cca33" officeooo:paragraph-rsid="004cca33"/>
    </style:style>
    <style:style style:name="P49" style:family="paragraph" style:parent-style-name="List_20_1" style:list-style-name="L2">
      <style:text-properties fo:font-style="italic" officeooo:rsid="0042c500" officeooo:paragraph-rsid="00468552" style:font-style-asian="italic" style:font-style-complex="italic"/>
    </style:style>
    <style:style style:name="P50" style:family="paragraph" style:parent-style-name="List_20_1" style:list-style-name="L16">
      <style:text-properties fo:font-style="italic" officeooo:paragraph-rsid="00727725" style:font-style-asian="italic" style:font-style-complex="italic"/>
    </style:style>
    <style:style style:name="P51" style:family="paragraph" style:parent-style-name="List_20_1" style:list-style-name="L2">
      <style:text-properties style:font-name="Liberation Sans1" fo:font-size="10pt" officeooo:rsid="004063a8" officeooo:paragraph-rsid="004063a8" style:font-size-asian="12pt" style:font-name-complex="Lucida Sans1"/>
    </style:style>
    <style:style style:name="P52" style:family="paragraph" style:parent-style-name="List_20_1" style:list-style-name="L2">
      <style:text-properties style:font-name="Liberation Sans1" fo:font-size="10pt" officeooo:rsid="004063a8" officeooo:paragraph-rsid="004f0d56" style:font-size-asian="12pt" style:font-name-complex="Lucida Sans1"/>
    </style:style>
    <style:style style:name="P53" style:family="paragraph" style:parent-style-name="List_20_1" style:list-style-name="L8">
      <style:text-properties style:font-name="Liberation Sans1" fo:font-size="10pt" officeooo:rsid="005c2cee" style:font-size-asian="12pt" style:font-name-complex="Lucida Sans1"/>
    </style:style>
    <style:style style:name="P54" style:family="paragraph" style:parent-style-name="List_20_1" style:list-style-name="L8">
      <style:text-properties style:font-name="Liberation Sans1" fo:font-size="10pt" officeooo:rsid="005c2cee" officeooo:paragraph-rsid="005d6a71" style:font-size-asian="12pt" style:font-name-complex="Lucida Sans1"/>
    </style:style>
    <style:style style:name="P55" style:family="paragraph" style:parent-style-name="List_20_1" style:list-style-name="L14">
      <style:text-properties style:font-name="Liberation Sans1" fo:font-size="10pt" officeooo:rsid="006ec1c8" officeooo:paragraph-rsid="006ec1c8" style:font-size-asian="12pt" style:font-name-complex="Lucida Sans1"/>
    </style:style>
    <style:style style:name="P56" style:family="paragraph" style:parent-style-name="List_20_1" style:list-style-name="L15">
      <style:text-properties style:font-name="Liberation Sans1" fo:font-size="10pt" officeooo:rsid="0073432b" officeooo:paragraph-rsid="0073432b" style:font-size-asian="12pt" style:font-name-complex="Lucida Sans1"/>
    </style:style>
    <style:style style:name="P57" style:family="paragraph" style:parent-style-name="List_20_1" style:list-style-name="L15">
      <style:text-properties style:font-name="Liberation Sans1" fo:font-size="10pt" officeooo:rsid="0073432b" officeooo:paragraph-rsid="0082bc54" style:font-size-asian="12pt" style:font-name-complex="Lucida Sans1"/>
    </style:style>
    <style:style style:name="P58" style:family="paragraph" style:parent-style-name="List_20_1" style:list-style-name="L8">
      <style:text-properties style:font-name="Liberation Sans1" fo:font-size="10pt" fo:font-weight="bold" officeooo:rsid="005d479a" officeooo:paragraph-rsid="005d479a" style:font-size-asian="12pt" style:font-weight-asian="bold" style:font-name-complex="Lucida Sans1" style:font-weight-complex="bold"/>
    </style:style>
    <style:style style:name="P59" style:family="paragraph" style:parent-style-name="List_20_1" style:list-style-name="L9">
      <style:text-properties style:font-name="Liberation Sans1" fo:font-size="10pt" fo:font-weight="normal" officeooo:rsid="006abf65" officeooo:paragraph-rsid="006abf65" style:font-size-asian="12pt" style:font-weight-asian="normal" style:font-name-complex="Lucida Sans1" style:font-weight-complex="normal"/>
    </style:style>
    <style:style style:name="P60" style:family="paragraph" style:parent-style-name="List_20_1" style:list-style-name="L2">
      <style:text-properties officeooo:rsid="0046812f" officeooo:paragraph-rsid="0046812f"/>
    </style:style>
    <style:style style:name="P61" style:family="paragraph" style:parent-style-name="List_20_1" style:list-style-name="L3"/>
    <style:style style:name="P62" style:family="paragraph" style:parent-style-name="List_20_1" style:list-style-name="L4"/>
    <style:style style:name="P63" style:family="paragraph" style:parent-style-name="List_20_1" style:list-style-name="L5"/>
    <style:style style:name="P64" style:family="paragraph" style:parent-style-name="List_20_1" style:list-style-name="L5">
      <style:text-properties officeooo:paragraph-rsid="007d197f"/>
    </style:style>
    <style:style style:name="P65" style:family="paragraph" style:parent-style-name="List_20_1" style:list-style-name="L5">
      <style:text-properties officeooo:rsid="0073432b" officeooo:paragraph-rsid="0073432b"/>
    </style:style>
    <style:style style:name="P66" style:family="paragraph" style:parent-style-name="List_20_1" style:list-style-name="L5">
      <style:text-properties officeooo:rsid="004909d4" officeooo:paragraph-rsid="004909d4"/>
    </style:style>
    <style:style style:name="P67" style:family="paragraph" style:parent-style-name="List_20_1" style:list-style-name="L6">
      <style:text-properties officeooo:rsid="004909d4" officeooo:paragraph-rsid="004909d4"/>
    </style:style>
    <style:style style:name="P68" style:family="paragraph" style:parent-style-name="List_20_1" style:list-style-name="L5">
      <style:text-properties officeooo:rsid="007bb491" officeooo:paragraph-rsid="007bb491"/>
    </style:style>
    <style:style style:name="P69" style:family="paragraph" style:parent-style-name="List_20_1" style:list-style-name="L6">
      <style:text-properties officeooo:rsid="00544291" officeooo:paragraph-rsid="00544291"/>
    </style:style>
    <style:style style:name="P70" style:family="paragraph" style:parent-style-name="List_20_1" style:list-style-name="L7">
      <style:text-properties officeooo:rsid="00544291" officeooo:paragraph-rsid="00544291"/>
    </style:style>
    <style:style style:name="P71" style:family="paragraph" style:parent-style-name="List_20_1" style:list-style-name="L8"/>
    <style:style style:name="P72" style:family="paragraph" style:parent-style-name="List_20_1" style:list-style-name="L8">
      <style:text-properties officeooo:rsid="005be8e0" officeooo:paragraph-rsid="005be8e0"/>
    </style:style>
    <style:style style:name="P73" style:family="paragraph" style:parent-style-name="List_20_1" style:list-style-name="L8">
      <style:text-properties officeooo:rsid="005d0ab4" officeooo:paragraph-rsid="005d0ab4"/>
    </style:style>
    <style:style style:name="P74" style:family="paragraph" style:parent-style-name="List_20_1" style:list-style-name="L8">
      <style:text-properties officeooo:rsid="005d6a71" officeooo:paragraph-rsid="005d6a71"/>
    </style:style>
    <style:style style:name="P75" style:family="paragraph" style:parent-style-name="List_20_1" style:list-style-name="L9">
      <style:text-properties officeooo:rsid="005d6a71" officeooo:paragraph-rsid="005d6a71"/>
    </style:style>
    <style:style style:name="P76" style:family="paragraph" style:parent-style-name="List_20_1" style:list-style-name="L10">
      <style:text-properties officeooo:rsid="005d6a71" officeooo:paragraph-rsid="005d6a71"/>
    </style:style>
    <style:style style:name="P77" style:family="paragraph" style:parent-style-name="List_20_1" style:list-style-name="L11">
      <style:text-properties officeooo:rsid="005d6a71" officeooo:paragraph-rsid="007ff3bf"/>
    </style:style>
    <style:style style:name="P78" style:family="paragraph" style:parent-style-name="List_20_1" style:list-style-name="L12">
      <style:text-properties officeooo:rsid="005d6a71" officeooo:paragraph-rsid="005d6a71"/>
    </style:style>
    <style:style style:name="P79" style:family="paragraph" style:parent-style-name="List_20_1" style:list-style-name="L9"/>
    <style:style style:name="P80" style:family="paragraph" style:parent-style-name="List_20_1" style:list-style-name="L9">
      <style:text-properties style:font-name="Liberation Sans" fo:font-size="10pt" officeooo:rsid="00692fd0" officeooo:paragraph-rsid="0063f85c" style:font-size-asian="12pt" style:font-name-complex="Lucida Sans1"/>
    </style:style>
    <style:style style:name="P81" style:family="paragraph" style:parent-style-name="List_20_1" style:list-style-name="L13">
      <style:text-properties style:font-name="Liberation Sans" fo:font-size="10pt" officeooo:rsid="0063f85c" officeooo:paragraph-rsid="0063f85c" style:font-size-asian="12pt" style:font-name-complex="Lucida Sans1"/>
    </style:style>
    <style:style style:name="P82" style:family="paragraph" style:parent-style-name="List_20_1" style:list-style-name="L9">
      <style:text-properties style:font-name="Liberation Sans" officeooo:rsid="0063f85c" officeooo:paragraph-rsid="0063f85c"/>
    </style:style>
    <style:style style:name="P83" style:family="paragraph" style:parent-style-name="List_20_1" style:list-style-name="L13">
      <style:text-properties style:font-name="Liberation Sans" officeooo:rsid="0063f85c" officeooo:paragraph-rsid="0063f85c"/>
    </style:style>
    <style:style style:name="P84" style:family="paragraph" style:parent-style-name="List_20_1" style:list-style-name="L13">
      <style:text-properties style:font-name="Liberation Sans" officeooo:rsid="00625c28"/>
    </style:style>
    <style:style style:name="P85" style:family="paragraph" style:parent-style-name="List_20_1" style:list-style-name="L9">
      <style:text-properties officeooo:rsid="0063f85c" officeooo:paragraph-rsid="0063f85c"/>
    </style:style>
    <style:style style:name="P86" style:family="paragraph" style:parent-style-name="List_20_1" style:list-style-name="L13">
      <style:text-properties officeooo:rsid="0063f85c" officeooo:paragraph-rsid="0063f85c"/>
    </style:style>
    <style:style style:name="P87" style:family="paragraph" style:parent-style-name="List_20_1" style:list-style-name="L12">
      <style:text-properties officeooo:paragraph-rsid="005d6a71"/>
    </style:style>
    <style:style style:name="P88" style:family="paragraph" style:parent-style-name="List_20_1" style:list-style-name="L13"/>
    <style:style style:name="P89" style:family="paragraph" style:parent-style-name="List_20_1" style:list-style-name="L13">
      <style:text-properties officeooo:paragraph-rsid="0063f85c"/>
    </style:style>
    <style:style style:name="P90" style:family="paragraph" style:parent-style-name="List_20_1" style:list-style-name="L13">
      <style:text-properties officeooo:rsid="0067abd5" officeooo:paragraph-rsid="0067abd5"/>
    </style:style>
    <style:style style:name="P91" style:family="paragraph" style:parent-style-name="List_20_1" style:list-style-name="L14"/>
    <style:style style:name="P92" style:family="paragraph" style:parent-style-name="List_20_1" style:list-style-name="L14">
      <style:text-properties officeooo:rsid="0084469f" officeooo:paragraph-rsid="0084469f"/>
    </style:style>
    <style:style style:name="P93" style:family="paragraph" style:parent-style-name="List_20_1" style:list-style-name="L15"/>
    <style:style style:name="P94" style:family="paragraph" style:parent-style-name="List_20_1" style:list-style-name="L15">
      <style:text-properties officeooo:paragraph-rsid="0073432b"/>
    </style:style>
    <style:style style:name="P95" style:family="paragraph" style:parent-style-name="List_20_1" style:list-style-name="L16">
      <style:text-properties officeooo:rsid="00727725" officeooo:paragraph-rsid="00727725"/>
    </style:style>
    <style:style style:name="P96" style:family="paragraph" style:parent-style-name="List_20_1" style:list-style-name="L15">
      <style:text-properties fo:background-color="transparent"/>
    </style:style>
    <style:style style:name="P97" style:family="paragraph" style:parent-style-name="List_20_1" style:list-style-name="L8">
      <style:paragraph-properties fo:margin-left="-2.86mm" fo:margin-right="0mm" fo:text-indent="0mm" style:auto-text-indent="false"/>
      <style:text-properties officeooo:rsid="005d0ab4" officeooo:paragraph-rsid="005d0ab4"/>
    </style:style>
    <style:style style:name="P98" style:family="paragraph" style:parent-style-name="List_20_1">
      <style:paragraph-properties fo:margin-left="-2.86mm" fo:margin-right="0mm" fo:text-indent="0mm" style:auto-text-indent="false"/>
      <style:text-properties officeooo:rsid="0063f85c" officeooo:paragraph-rsid="0063f85c" fo:background-color="#ffff00"/>
    </style:style>
    <style:style style:name="P99" style:family="paragraph" style:parent-style-name="List_20_1" style:list-style-name="L14">
      <style:paragraph-properties fo:margin-left="25.01mm" fo:margin-right="0mm" fo:text-indent="-6.35mm" style:auto-text-indent="false"/>
      <style:text-properties style:font-name="Liberation Sans1" fo:font-size="10pt" officeooo:rsid="006ec1c8" officeooo:paragraph-rsid="006ec1c8" style:font-size-asian="12pt" style:font-name-complex="Lucida Sans1"/>
    </style:style>
    <style:style style:name="P100" style:family="paragraph" style:parent-style-name="List_20_1" style:list-style-name="L14">
      <style:paragraph-properties fo:margin-left="25.01mm" fo:margin-right="0mm" fo:text-indent="-6.35mm" style:auto-text-indent="false"/>
      <style:text-properties officeooo:rsid="006ec1c8" officeooo:paragraph-rsid="0083cb4f"/>
    </style:style>
    <style:style style:name="P10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26052a"/>
    </style:style>
    <style:style style:name="T3" style:family="text">
      <style:text-properties style:font-name="Liberation Sans" fo:font-size="18.2000007629395pt" fo:font-weight="bold" officeooo:rsid="004909d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54429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67abd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" style:family="text">
      <style:text-properties style:font-name="Liberation Sans" fo:font-size="13.3000001907349pt" fo:font-weight="bold" officeooo:rsid="004a417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" style:family="text">
      <style:text-properties style:font-name="Liberation Sans" fo:font-size="13.3000001907349pt" fo:font-weight="bold" officeooo:rsid="00503c5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" style:family="text">
      <style:text-properties style:font-name="Liberation Sans" fo:font-size="13.3000001907349pt" fo:font-weight="bold" officeooo:rsid="00530fd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" style:family="text">
      <style:text-properties style:font-name="Liberation Sans" fo:font-size="13.3000001907349pt" fo:font-weight="bold" officeooo:rsid="005d957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" style:family="text">
      <style:text-properties style:font-name="Liberation Sans" fo:font-size="13.3000001907349pt" fo:font-weight="bold" officeooo:rsid="005dfdf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1" style:family="text">
      <style:text-properties style:font-name="Liberation Sans" fo:font-size="13.3000001907349pt" fo:font-weight="bold" officeooo:rsid="00655b5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" style:family="text">
      <style:text-properties style:font-name="Liberation Sans" fo:font-size="13.3000001907349pt" fo:font-weight="bold" officeooo:rsid="00721b7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3" style:family="text">
      <style:text-properties style:font-name="Liberation Sans" fo:font-size="13.3000001907349pt" fo:font-weight="bold" officeooo:rsid="00802cb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4" style:family="text">
      <style:text-properties style:font-name="Liberation Sans" fo:font-size="13.3000001907349pt" fo:font-weight="bold" officeooo:rsid="004b1f9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" style:family="text">
      <style:text-properties style:font-name="Liberation Sans" officeooo:rsid="005d0ab4"/>
    </style:style>
    <style:style style:name="T16" style:family="text">
      <style:text-properties style:font-name="Liberation Sans" officeooo:rsid="005d6a71"/>
    </style:style>
    <style:style style:name="T17" style:family="text">
      <style:text-properties style:font-name="Liberation Sans" fo:font-size="10pt" style:font-size-asian="12pt" style:font-name-complex="Lucida Sans1"/>
    </style:style>
    <style:style style:name="T18" style:family="text">
      <style:text-properties style:font-name="Liberation Sans" fo:font-size="10pt" officeooo:rsid="005d6a71" style:font-size-asian="12pt" style:font-name-complex="Lucida Sans1"/>
    </style:style>
    <style:style style:name="T19" style:family="text">
      <style:text-properties style:font-name="Liberation Sans" fo:font-size="10pt" officeooo:rsid="0067abd5" style:font-size-asian="12pt" style:font-name-complex="Lucida Sans1"/>
    </style:style>
    <style:style style:name="T20" style:family="text">
      <style:text-properties style:font-name="Liberation Sans" fo:font-size="10pt" officeooo:rsid="00710a05" style:font-size-asian="12pt" style:font-name-complex="Lucida Sans1"/>
    </style:style>
    <style:style style:name="T21" style:family="text">
      <style:text-properties style:font-name="Liberation Sans" fo:font-size="10pt" officeooo:rsid="0080e3d9" style:font-size-asian="12pt" style:font-name-complex="Lucida Sans1"/>
    </style:style>
    <style:style style:name="T22" style:family="text">
      <style:text-properties style:font-name="Liberation Sans" officeooo:rsid="005d9579"/>
    </style:style>
    <style:style style:name="T23" style:family="text">
      <style:text-properties style:font-name="Liberation Sans" officeooo:rsid="005dfdf6"/>
    </style:style>
    <style:style style:name="T24" style:family="text">
      <style:text-properties style:font-name="Liberation Sans" officeooo:rsid="00608bb8"/>
    </style:style>
    <style:style style:name="T25" style:family="text">
      <style:text-properties style:font-name="Liberation Sans" officeooo:rsid="00625c28"/>
    </style:style>
    <style:style style:name="T26" style:family="text">
      <style:text-properties style:font-name="Liberation Sans" officeooo:rsid="00655b56"/>
    </style:style>
    <style:style style:name="T27" style:family="text">
      <style:text-properties style:font-name="Liberation Sans" officeooo:rsid="0067abd5"/>
    </style:style>
    <style:style style:name="T28" style:family="text">
      <style:text-properties style:font-name="Liberation Sans" officeooo:rsid="00692fd0"/>
    </style:style>
    <style:style style:name="T29" style:family="text">
      <style:text-properties style:font-name="Liberation Sans" officeooo:rsid="001c8f70"/>
    </style:style>
    <style:style style:name="T30" style:family="text">
      <style:text-properties style:font-name="Liberation Sans" officeooo:rsid="0026052a" fo:background-color="#ffff00" loext:char-shading-value="0"/>
    </style:style>
    <style:style style:name="T31" style:family="text">
      <style:text-properties style:font-name="Liberation Sans" officeooo:rsid="00802cbe"/>
    </style:style>
    <style:style style:name="T32" style:family="text">
      <style:text-properties style:font-name="Liberation Sans" officeooo:rsid="0026052a" fo:background-color="transparent" loext:char-shading-value="0"/>
    </style:style>
    <style:style style:name="T33" style:family="text">
      <style:text-properties style:font-name="Liberation Sans" officeooo:rsid="0026052a" fo:background-color="transparent" loext:char-shading-value="0"/>
    </style:style>
    <style:style style:name="T34" style:family="text">
      <style:text-properties officeooo:rsid="001c8f70"/>
    </style:style>
    <style:style style:name="T35" style:family="text">
      <style:text-properties officeooo:rsid="001d7d92"/>
    </style:style>
    <style:style style:name="T36" style:family="text">
      <style:text-properties officeooo:rsid="00216828"/>
    </style:style>
    <style:style style:name="T37" style:family="text">
      <style:text-properties officeooo:rsid="0026052a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43dfeb" style:font-weight-asian="normal" style:font-weight-complex="normal"/>
    </style:style>
    <style:style style:name="T40" style:family="text">
      <style:text-properties fo:font-weight="normal" officeooo:rsid="00753e80" style:font-weight-asian="normal" style:font-weight-complex="normal"/>
    </style:style>
    <style:style style:name="T41" style:family="text">
      <style:text-properties officeooo:rsid="0026ef83"/>
    </style:style>
    <style:style style:name="T42" style:family="text">
      <style:text-properties officeooo:rsid="002f17f7"/>
    </style:style>
    <style:style style:name="T43" style:family="text">
      <style:text-properties officeooo:rsid="002f6c60"/>
    </style:style>
    <style:style style:name="T44" style:family="text">
      <style:text-properties officeooo:rsid="0032690a"/>
    </style:style>
    <style:style style:name="T45" style:family="text">
      <style:text-properties officeooo:rsid="003856ee"/>
    </style:style>
    <style:style style:name="T46" style:family="text">
      <style:text-properties officeooo:rsid="003b0dbb"/>
    </style:style>
    <style:style style:name="T47" style:family="text">
      <style:text-properties style:font-name="Liberation Sans1" fo:font-size="10pt" style:font-size-asian="12pt" style:font-name-complex="Lucida Sans1"/>
    </style:style>
    <style:style style:name="T48" style:family="text">
      <style:text-properties style:font-name="Liberation Sans1" fo:font-size="10pt" officeooo:rsid="003b0dbb" style:font-size-asian="12pt" style:font-name-complex="Lucida Sans1"/>
    </style:style>
    <style:style style:name="T49" style:family="text">
      <style:text-properties style:font-name="Liberation Sans1" fo:font-size="10pt" officeooo:rsid="004063a8" style:font-size-asian="12pt" style:font-name-complex="Lucida Sans1"/>
    </style:style>
    <style:style style:name="T50" style:family="text">
      <style:text-properties style:font-name="Liberation Sans1" fo:font-size="10pt" officeooo:rsid="004cca33" style:font-size-asian="12pt" style:font-name-complex="Lucida Sans1"/>
    </style:style>
    <style:style style:name="T51" style:family="text">
      <style:text-properties style:font-name="Liberation Sans1" fo:font-size="10pt" officeooo:rsid="004e7e8b" style:font-size-asian="12pt" style:font-name-complex="Lucida Sans1"/>
    </style:style>
    <style:style style:name="T52" style:family="text">
      <style:text-properties style:font-name="Liberation Sans1" fo:font-size="10pt" officeooo:rsid="004f0d56" style:font-size-asian="12pt" style:font-name-complex="Lucida Sans1"/>
    </style:style>
    <style:style style:name="T53" style:family="text">
      <style:text-properties style:font-name="Liberation Sans1" fo:font-size="10pt" officeooo:rsid="00544291" style:font-size-asian="12pt" style:font-name-complex="Lucida Sans1"/>
    </style:style>
    <style:style style:name="T54" style:family="text">
      <style:text-properties style:font-name="Liberation Sans1" fo:font-size="10pt" officeooo:rsid="005d0ab4" style:font-size-asian="12pt" style:font-name-complex="Lucida Sans1"/>
    </style:style>
    <style:style style:name="T55" style:family="text">
      <style:text-properties style:font-name="Liberation Sans1" fo:font-size="10pt" officeooo:rsid="005d9579" style:font-size-asian="12pt" style:font-name-complex="Lucida Sans1"/>
    </style:style>
    <style:style style:name="T56" style:family="text">
      <style:text-properties style:font-name="Liberation Sans1" fo:font-size="10pt" officeooo:rsid="0067abd5" style:font-size-asian="12pt" style:font-name-complex="Lucida Sans1"/>
    </style:style>
    <style:style style:name="T57" style:family="text">
      <style:text-properties style:font-name="Liberation Sans1" fo:font-size="10pt" officeooo:rsid="0073432b" style:font-size-asian="12pt" style:font-name-complex="Lucida Sans1"/>
    </style:style>
    <style:style style:name="T58" style:family="text">
      <style:text-properties style:font-name="Liberation Sans1" fo:font-size="10pt" officeooo:rsid="007d197f" style:font-size-asian="12pt" style:font-name-complex="Lucida Sans1"/>
    </style:style>
    <style:style style:name="T59" style:family="text">
      <style:text-properties style:font-name="Liberation Sans1" fo:font-size="10pt" officeooo:rsid="007f554d" style:font-size-asian="12pt" style:font-name-complex="Lucida Sans1"/>
    </style:style>
    <style:style style:name="T60" style:family="text">
      <style:text-properties style:font-name="Liberation Sans1" fo:font-size="10pt" officeooo:rsid="007ff3bf" style:font-size-asian="12pt" style:font-name-complex="Lucida Sans1"/>
    </style:style>
    <style:style style:name="T61" style:family="text">
      <style:text-properties style:font-name="Liberation Sans1" fo:font-size="10pt" officeooo:rsid="0082bc54" style:font-size-asian="12pt" style:font-name-complex="Lucida Sans1"/>
    </style:style>
    <style:style style:name="T62" style:family="text">
      <style:text-properties style:font-name="Liberation Sans1" fo:font-size="10pt" officeooo:rsid="008399d2" style:font-size-asian="12pt" style:font-name-complex="Lucida Sans1"/>
    </style:style>
    <style:style style:name="T63" style:family="text">
      <style:text-properties style:font-name="Liberation Sans1" fo:font-size="10pt" fo:font-weight="bold" officeooo:rsid="0044272b" style:font-size-asian="12pt" style:font-weight-asian="bold" style:font-name-complex="Lucida Sans1" style:font-weight-complex="bold"/>
    </style:style>
    <style:style style:name="T64" style:family="text">
      <style:text-properties style:font-name="Liberation Sans1" fo:font-size="10pt" fo:font-weight="normal" style:font-size-asian="12pt" style:font-weight-asian="normal" style:font-name-complex="Lucida Sans1" style:font-weight-complex="normal"/>
    </style:style>
    <style:style style:name="T65" style:family="text">
      <style:text-properties style:font-name="Liberation Sans1" fo:font-size="10pt" fo:font-weight="normal" officeooo:rsid="0043dfeb" style:font-size-asian="12pt" style:font-weight-asian="normal" style:font-name-complex="Lucida Sans1" style:font-weight-complex="normal"/>
    </style:style>
    <style:style style:name="T66" style:family="text">
      <style:text-properties style:font-name="Liberation Sans1" fo:font-size="10pt" fo:font-weight="normal" officeooo:rsid="0083cb4f" style:font-name-asian="Microsoft YaHei" style:font-size-asian="12pt" style:font-weight-asian="normal" style:font-name-complex="Lucida Sans1" style:font-size-complex="16.1000003814697pt" style:font-weight-complex="normal"/>
    </style:style>
    <style:style style:name="T67" style:family="text">
      <style:text-properties officeooo:rsid="003cd43f"/>
    </style:style>
    <style:style style:name="T68" style:family="text">
      <style:text-properties officeooo:rsid="004063a8"/>
    </style:style>
    <style:style style:name="T69" style:family="text">
      <style:text-properties officeooo:rsid="0042c500"/>
    </style:style>
    <style:style style:name="T70" style:family="text">
      <style:text-properties officeooo:rsid="0043dfeb"/>
    </style:style>
    <style:style style:name="T71" style:family="text">
      <style:text-properties officeooo:rsid="0044272b"/>
    </style:style>
    <style:style style:name="T72" style:family="text">
      <style:text-properties officeooo:rsid="004572de"/>
    </style:style>
    <style:style style:name="T73" style:family="text">
      <style:text-properties officeooo:rsid="00468552"/>
    </style:style>
    <style:style style:name="T74" style:family="text">
      <style:text-properties officeooo:rsid="00482286"/>
    </style:style>
    <style:style style:name="T75" style:family="text">
      <style:text-properties officeooo:rsid="00494c7b"/>
    </style:style>
    <style:style style:name="T76" style:family="text">
      <style:text-properties fo:font-variant="normal" fo:text-transform="none" fo:color="#202124" loext:opacity="100%" style:font-name="Roboto" fo:font-size="8.39999961853027pt" fo:letter-spacing="normal" fo:font-style="normal" fo:font-weight="normal"/>
    </style:style>
    <style:style style:name="T77" style:family="text">
      <style:text-properties fo:font-variant="normal" fo:text-transform="none" fo:color="#202124" loext:opacity="100%" style:font-name="Roboto" fo:font-size="8.39999961853027pt" fo:letter-spacing="normal" fo:font-style="normal" fo:font-weight="normal" officeooo:rsid="00745efb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43dfeb" style:font-weight-asian="bold" style:font-weight-complex="bold"/>
    </style:style>
    <style:style style:name="T80" style:family="text">
      <style:text-properties officeooo:rsid="004cca33"/>
    </style:style>
    <style:style style:name="T81" style:family="text">
      <style:text-properties officeooo:rsid="004e7e8b"/>
    </style:style>
    <style:style style:name="T82" style:family="text">
      <style:text-properties officeooo:rsid="00503c56"/>
    </style:style>
    <style:style style:name="T83" style:family="text">
      <style:text-properties officeooo:rsid="0052a896"/>
    </style:style>
    <style:style style:name="T84" style:family="text">
      <style:text-properties officeooo:rsid="00530fd1"/>
    </style:style>
    <style:style style:name="T85" style:family="text">
      <style:text-properties officeooo:rsid="00544291"/>
    </style:style>
    <style:style style:name="T86" style:family="text">
      <style:text-properties officeooo:rsid="00564212"/>
    </style:style>
    <style:style style:name="T87" style:family="text">
      <style:text-properties officeooo:rsid="0056ca86"/>
    </style:style>
    <style:style style:name="T88" style:family="text">
      <style:text-properties officeooo:rsid="00587fe5"/>
    </style:style>
    <style:style style:name="T89" style:family="text">
      <style:text-properties officeooo:rsid="0059cb89"/>
    </style:style>
    <style:style style:name="T90" style:family="text">
      <style:text-properties officeooo:rsid="005b1c49"/>
    </style:style>
    <style:style style:name="T91" style:family="text">
      <style:text-properties officeooo:rsid="005c3a05"/>
    </style:style>
    <style:style style:name="T92" style:family="text">
      <style:text-properties officeooo:rsid="005d0ab4"/>
    </style:style>
    <style:style style:name="T93" style:family="text">
      <style:text-properties officeooo:rsid="005d6a71"/>
    </style:style>
    <style:style style:name="T94" style:family="text">
      <style:text-properties fo:font-size="10pt" officeooo:rsid="005d6a71" style:font-size-asian="12pt" style:font-name-complex="Lucida Sans1"/>
    </style:style>
    <style:style style:name="T95" style:family="text">
      <style:text-properties fo:font-size="10pt" officeooo:rsid="00745efb"/>
    </style:style>
    <style:style style:name="T96" style:family="text">
      <style:text-properties fo:font-size="10pt" officeooo:rsid="0089942d"/>
    </style:style>
    <style:style style:name="T97" style:family="text">
      <style:text-properties officeooo:rsid="005d9579"/>
    </style:style>
    <style:style style:name="T98" style:family="text">
      <style:text-properties officeooo:rsid="005dfdf6"/>
    </style:style>
    <style:style style:name="T99" style:family="text">
      <style:text-properties officeooo:rsid="00608bb8"/>
    </style:style>
    <style:style style:name="T100" style:family="text">
      <style:text-properties officeooo:rsid="00625c28"/>
    </style:style>
    <style:style style:name="T101" style:family="text">
      <style:text-properties officeooo:rsid="0063f85c"/>
    </style:style>
    <style:style style:name="T102" style:family="text">
      <style:text-properties fo:background-color="#ffff00" loext:char-shading-value="0"/>
    </style:style>
    <style:style style:name="T103" style:family="text">
      <style:text-properties officeooo:rsid="00655b56" fo:background-color="#ffff00" loext:char-shading-value="0"/>
    </style:style>
    <style:style style:name="T104" style:family="text">
      <style:text-properties officeooo:rsid="00655b56"/>
    </style:style>
    <style:style style:name="T105" style:family="text">
      <style:text-properties officeooo:rsid="0067abd5"/>
    </style:style>
    <style:style style:name="T106" style:family="text">
      <style:text-properties officeooo:rsid="006ec1c8"/>
    </style:style>
    <style:style style:name="T107" style:family="text">
      <style:text-properties officeooo:rsid="00727725"/>
    </style:style>
    <style:style style:name="T108" style:family="text">
      <style:text-properties officeooo:rsid="0073432b"/>
    </style:style>
    <style:style style:name="T109" style:family="text">
      <style:text-properties officeooo:rsid="00745efb"/>
    </style:style>
    <style:style style:name="T110" style:family="text">
      <style:text-properties officeooo:rsid="007886f1"/>
    </style:style>
    <style:style style:name="T111" style:family="text">
      <style:text-properties officeooo:rsid="00791084"/>
    </style:style>
    <style:style style:name="T112" style:family="text">
      <style:text-properties officeooo:rsid="007bb491"/>
    </style:style>
    <style:style style:name="T113" style:family="text">
      <style:text-properties officeooo:rsid="007d197f"/>
    </style:style>
    <style:style style:name="T114" style:family="text">
      <style:text-properties officeooo:rsid="007ff3bf"/>
    </style:style>
    <style:style style:name="T115" style:family="text">
      <style:text-properties officeooo:rsid="00802cbe"/>
    </style:style>
    <style:style style:name="T116" style:family="text">
      <style:text-properties officeooo:rsid="0080e3d9"/>
    </style:style>
    <style:style style:name="T117" style:family="text">
      <style:text-properties officeooo:rsid="0082bc54"/>
    </style:style>
    <style:style style:name="T118" style:family="text">
      <style:text-properties officeooo:rsid="008399d2"/>
    </style:style>
    <style:style style:name="T119" style:family="text">
      <style:text-properties officeooo:rsid="004b1f9e"/>
    </style:style>
    <style:style style:name="T120" style:family="text">
      <style:text-properties fo:background-color="transparent" loext:char-shading-value="0"/>
    </style:style>
    <style:style style:name="T121" style:family="text">
      <style:text-properties fo:background-color="transparent" loext:char-shading-value="0"/>
    </style:style>
    <style:style style:name="T122" style:family="text">
      <style:text-properties officeooo:rsid="0088beb0"/>
    </style:style>
    <style:style style:name="T123" style:family="text">
      <style:text-properties officeooo:rsid="0089942d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mm" fo:margin-right="0mm" fo:margin-top="0mm" fo:margin-bottom="0mm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4mm" fo:text-indent="-6.35mm" fo:margin-left="9.84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.19mm" fo:text-indent="-6.35mm" fo:margin-left="16.19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2.54mm" fo:text-indent="-6.35mm" fo:margin-left="22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89mm" fo:text-indent="-6.35mm" fo:margin-left="28.8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24mm" fo:text-indent="-6.35mm" fo:margin-left="35.2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1.59mm" fo:text-indent="-6.35mm" fo:margin-left="41.5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7.94mm" fo:text-indent="-6.35mm" fo:margin-left="47.94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.29mm" fo:text-indent="-6.35mm" fo:margin-left="54.29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0.64mm" fo:text-indent="-6.35mm" fo:margin-left="60.64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6.99mm" fo:text-indent="-6.35mm" fo:margin-left="66.99m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84mm" fo:text-indent="-6.35mm" fo:margin-left="9.8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6.19mm" fo:text-indent="-6.35mm" fo:margin-left="16.19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2.54mm" fo:text-indent="-6.35mm" fo:margin-left="22.5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8.89mm" fo:text-indent="-6.35mm" fo:margin-left="28.89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5.24mm" fo:text-indent="-6.35mm" fo:margin-left="35.24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1.59mm" fo:text-indent="-6.35mm" fo:margin-left="41.59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7.94mm" fo:text-indent="-6.35mm" fo:margin-left="47.94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4.29mm" fo:text-indent="-6.35mm" fo:margin-left="54.29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0.64mm" fo:text-indent="-6.35mm" fo:margin-left="60.64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6.99mm" fo:text-indent="-6.35mm" fo:margin-left="66.99m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1750403777760" text:id="ct1750403777760">
          <text:insertion>
            <office:change-info>
              <dc:creator>Unknown Author</dc:creator>
              <dc:date>2022-05-08T17:52:39</dc:date>
            </office:change-info>
          </text:insertion>
        </text:changed-region>
        <text:changed-region xml:id="ct1750403791440" text:id="ct1750403791440">
          <text:insertion>
            <office:change-info>
              <dc:creator>Unknown Author</dc:creator>
              <dc:date>2022-05-08T17:52:55</dc:date>
            </office:change-info>
          </text:insertion>
        </text:changed-region>
        <text:changed-region xml:id="ct1750403788080" text:id="ct1750403788080">
          <text:insertion>
            <office:change-info>
              <dc:creator>Unknown Author</dc:creator>
              <dc:date>2022-05-08T17:52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<text:span text:style-name="T46">tnehmen:</text:span></text:p>
      <text:p text:style-name="P33"><text:line-break/>happy tablet, <text:span text:style-name="T42"><text:s/>samsung tablet ,</text:span><text:span text:style-name="T44"> altes handy </text:span></text:p>
      <text:p text:style-name="P33"><text:span text:style-name="T46">ev</text:span> leica <text:line-break/><text:span text:style-name="T42">steckdosenlei</text:span><text:span text:style-name="T44">s</text:span><text:span text:style-name="T42">te</text:span></text:p>
      <text:p text:style-name="P8">ladekabel</text:p>
      <text:p text:style-name="P32">tablet mit stift</text:p>
      <text:p text:style-name="P7">Vorbereiten:</text:p>
      <text:list xml:id="list3694888124" text:style-name="L1">
        <text:list-item>
          <text:p text:style-name="P27">meeting mit tablet</text:p>
        </text:list-item>
        <text:list-item>
          <text:p text:style-name="P28">schauen dass formel für gon in letzte ausdrücke ist</text:p>
        </text:list-item>
        <text:list-item>
          <text:p text:style-name="P29">hotspot <text:span text:style-name="T122">handy </text:span></text:p>
        </text:list-item>
        <text:list-item>
          <text:p text:style-name="P30">gpx datei zum öffnen</text:p>
        </text:list-item>
      </text:list>
      <text:h text:style-name="Heading_20_1" text:outline-level="1">QGIS </text:h>
      <text:p text:style-name="P1">Über QGIS, <text:span text:style-name="T45">kennt ihr es? </text:span><text:span text:style-name="T96">Nein? dann</text:span><text:span text:style-name="T45"> </text:span><text:span text:style-name="T95">kurz</text:span><text:span text:style-name="T45"> <text:s/>1 Satz </text:span><text:span text:style-name="T96">drüber</text:span> </text:p>
      <text:p text:style-name="P2">"im Kurs liegt der Fokus auf QField, deswegen werden wir hier <text:span text:style-name="T44">im QGIS</text:span> nur das Wichtigste durchgehen. Für Q<text:span text:style-name="T41">F</text:span>ield können wir das Projekt aus QGIS praktisch 1:1 aufs QField übertragen.<text:span text:style-name="T37">" </text:span></text:p>
      <text:p text:style-name="P3">"Damit wir nicht viel Zeit verlieren mit QGIS Konfigurationen haben wir bereits Daten + ein qgs Projekt vorb."</text:p>
      <text:list xml:id="list3544292721" text:style-name="L2">
        <text:list-item>
          <text:p text:style-name="P41">wo wir <text:span text:style-name="T75">sind </text:span><text:span text:style-name="T109">auf der Karte</text:span></text:p>
        </text:list-item>
        <text:list-item>
          <text:p text:style-name="P40">welche Layer sind drin, was sind es für Daten (vektoren GPKG, wmts, vektorkacheln, offline-raster)</text:p>
        </text:list-item>
        <text:list-item>
          <text:p text:style-name="P40"/>
        </text:list-item>
      </text:list>
      <text:h text:style-name="Heading_20_2" text:outline-level="2">neu Layer "seillinie" <text:s text:c="2"/></text:h>
      <text:p text:style-name="List"><text:s/>Wir wollen Seillinien einzeichnen</text:p>
      <text:list xml:id="list231725506211011" text:continue-numbering="true" text:style-name="L2">
        <text:list-item>
          <text:list>
            <text:list-item>
              <text:list>
                <text:list-item>
                  <text:p text:style-name="P43">laenge</text:p>
                </text:list-item>
                <text:list-item>
                  <text:p text:style-name="P37"><text:span text:style-name="T48">azimut</text:span> </text:p>
                </text:list-item>
                <text:list-item>
                  <text:p text:style-name="P42">beschrieb</text:p>
                </text:list-item>
                <text:list-item>
                  <text:p text:style-name="P42">name</text:p>
                </text:list-item>
              </text:list>
            </text:list-item>
            <text:list-item>
              <text:p text:style-name="P37">einfaches Symbol <text:span text:style-name="T78">türkis Pfeil</text:span></text:p>
            </text:list-item>
            <text:list-item>
              <text:p text:style-name="P45">neue Linie sk<text:span text:style-name="T38">izz. <text:s/></text:span><text:span text:style-name="T40">+ </text:span><text:span text:style-name="T65">AF</text:span><text:span text:style-name="T38"> automatisch zeigen <text:s/>→ </text:span><text:span text:style-name="T40">so wär es mühsam im Feld</text:span></text:p>
            </text:list-item>
            <text:list-item>
              <text:p text:style-name="P37">drag'n'drop <text:span text:style-name="T68">K</text:span>onfig.</text:p>
            </text:list-item>
            <text:list-item>
              <text:p text:style-name="P37"><text:span text:style-name="T78">Beschriftung</text:span> concat("laenge",' m [', "gon", ']') <text:span text:style-name="T46">mit puffer</text:span></text:p>
            </text:list-item>
            <text:list-item>
              <text:p text:style-name="P46">test<text:span text:style-name="T84">en</text:span>: linie skizz.</text:p>
              <text:p text:style-name="P46"/>
            </text:list-item>
          </text:list>
        </text:list-item>
      </text:list>
      <text:h text:style-name="Heading_20_2" text:outline-level="2"><text:span text:style-name="T67">Layer "</text:span>Beob<text:span text:style-name="T8">achtungen / Schadensmeldungen</text:span><text:span text:style-name="T67">"</text:span> <text:s text:c="3"/></text:h>
      <text:list xml:id="list231725806075740" text:continue-numbering="true" text:style-name="L2">
        <text:list-item>
          <text:list>
            <text:list-item>
              <text:p text:style-name="P47">1. punkt machen und<text:span text:style-name="T78"> fertiges </text:span><text:span text:style-name="T79">AF</text:span><text:span text:style-name="T78"> zeigen <text:s/></text:span><text:span text:style-name="T79">(bsp. </text:span><text:span text:style-name="T63">Käferbaum</text:span><text:span text:style-name="T79"> Fi )</text:span></text:p>
            </text:list-item>
            <text:list-item>
              <text:p text:style-name="P48"><text:span text:style-name="T38">anhand fertiges AF </text:span><text:span text:style-name="T39">e</text:span><text:span text:style-name="T38">rklären was </text:span><text:span text:style-name="T64">konfig. wurde </text:span></text:p>
              <text:p text:style-name="P49">Ziel <text:span text:style-name="T73">der </text:span><text:span text:style-name="T83">K</text:span><text:span text:style-name="T73">onfig. -&gt;</text:span> <text:span text:style-name="T83">Er</text:span><text:span text:style-name="T81">fassen </text:span><text:span text:style-name="T51">mögl.</text:span> einfach, draussen <text:span text:style-name="T81">(?),</text:span> <text:s/>keine vermeidb. fehler <text:s/>(tippf, <text:span text:style-name="T80">NULL</text:span>) -&gt; mühsam <text:span text:style-name="T50">zu korrigieren</text:span>.</text:p>
              <text:list>
                <text:list-item>
                  <text:p text:style-name="P46"><text:span text:style-name="T49">R</text:span><text:span text:style-name="T47">estrikt. </text:span><text:span text:style-name="T51">("hart"/"weich")</text:span></text:p>
                </text:list-item>
                <text:list-item>
                  <text:p text:style-name="P37">Bereich <text:s/></text:p>
                </text:list-item>
                <text:list-item>
                  <text:p text:style-name="P51">Wertetab.</text:p>
                </text:list-item>
                <text:list-item>
                  <text:p text:style-name="P52"><text:soft-page-break/>nicht änderbar</text:p>
                </text:list-item>
                <text:list-item>
                  <text:p text:style-name="P38"><text:span text:style-name="T49">V</text:span>orgabewerte <text:span text:style-name="T69">(@cloud_username, now(), overlay gmde)</text:span></text:p>
                </text:list-item>
                <text:list-item>
                  <text:p text:style-name="P38">→ <text:span text:style-name="T69">wenn </text:span><text:span text:style-name="T70">krankheit → dann sieht man nachfolgendes </text:span><text:span text:style-name="T69">Fi dann Buchdrucker</text:span></text:p>
                </text:list-item>
                <text:list-item>
                  <text:p text:style-name="P39"><text:s/>nicht angezeigtes <text:span text:style-name="T52">fid</text:span></text:p>
                </text:list-item>
                <text:list-item>
                  <text:p text:style-name="P37">(pdf/)<text:span text:style-name="T68">B</text:span>ild einbinden</text:p>
                </text:list-item>
              </text:list>
            </text:list-item>
            <text:list-item>
              <text:p text:style-name="P37">Styling/Symbologie <text:span text:style-name="T71">(kurz zeigen → </text:span><text:span text:style-name="T72">kategorien, cluster</text:span><text:span text:style-name="T71">)</text:span></text:p>
            </text:list-item>
          </text:list>
        </text:list-item>
      </text:list>
      <text:h text:style-name="Heading_20_2" text:outline-level="2">Layer "Fallen<text:span text:style-name="T82">"</text:span> + <text:span text:style-name="T6">B</text:span>ez<text:span text:style-name="T7">iehung </text:span><text:span text:style-name="T82">z</text:span><text:span text:style-name="T7">u Tabelle "kontrolle"</text:span></text:h>
      <text:list xml:id="list231725400903272" text:continue-numbering="true" text:style-name="L2">
        <text:list-item>
          <text:list>
            <text:list-item>
              <text:p text:style-name="P60">fertiges AF zeigen, neue <text:span text:style-name="T110">fiktive</text:span> Kontrolle einfügen</text:p>
            </text:list-item>
          </text:list>
        </text:list-item>
      </text:list>
      <text:h text:style-name="P24" text:outline-level="2">Layer "Flächen": <text:s/>Einrasten, Überlapp<text:span text:style-name="T119">ungen </text:span><text:span text:style-name="T14">ver</text:span><text:span text:style-name="T7">meiden</text:span></text:h>
      <text:h text:style-name="P25" text:outline-level="2">Themen </text:h>
      <text:h text:style-name="Heading_20_1" text:outline-level="1">Sync</text:h>
      <text:list xml:id="list250373535" text:style-name="L3">
        <text:list-item>
          <text:p text:style-name="P61">QFS Plugin finden , aktualisieren</text:p>
        </text:list-item>
        <text:list-item>
          <text:p text:style-name="P61">Q<text:span text:style-name="T73">FS</text:span> Settings → <text:span text:style-name="T43">"offline bearbeiten</text:span><text:span text:style-name="T73">"</text:span><text:span text:style-name="T43"> </text:span><text:span text:style-name="T73">setzen</text:span></text:p>
        </text:list-item>
        <text:list-item>
          <text:p text:style-name="P61">save projekt </text:p>
        </text:list-item>
        <text:list-item>
          <text:p text:style-name="P61">zeigen wie neues QFC projekt gemacht werden <text:span text:style-name="T74">würde </text:span></text:p>
        </text:list-item>
        <text:list-item>
          <text:p text:style-name="P61">→ <text:span text:style-name="T75">achtung wenn 1. option <text:s/>→ <text:s/>datenkonfusion möglich</text:span></text:p>
        </text:list-item>
        <text:list-item>
          <text:p text:style-name="P61">sync </text:p>
        </text:list-item>
      </text:list>
      <text:list xml:id="list302105979" text:style-name="L4">
        <text:list-item>
          <text:list>
            <text:list-item>
              <text:p text:style-name="P62">pfeilrichtung</text:p>
            </text:list-item>
          </text:list>
        </text:list-item>
      </text:list>
      <text:h text:style-name="Heading_20_1" text:outline-level="1">app.qfield.cloud </text:h>
      <text:list xml:id="list1511236242" text:style-name="L5">
        <text:list-item>
          <text:p text:style-name="P64"><text:span text:style-name="T58">a</text:span><text:span text:style-name="T113">pp.qfield.cloud <text:s text:c="2"/>(auf Flipchart schreiben..)</text:span></text:p>
        </text:list-item>
        <text:list-item>
          <text:p text:style-name="P65">Zeigen wo ich bin → versch. Projekte, z.t. meine, <text:span text:style-name="T111">z.t.</text:span> mit mir geteilte </text:p>
        </text:list-item>
        <text:list-item>
          <text:p text:style-name="P63">Collaborators <text:span text:style-name="T112">zum Team</text:span> hinzufügen </text:p>
        </text:list-item>
        <text:list-item>
          <text:p text:style-name="P66">Rechte vergeben </text:p>
        </text:list-item>
        <text:list-item>
          <text:p text:style-name="P68">erklären, für was cloud teams praktisch sind</text:p>
        </text:list-item>
      </text:list>
      <text:h text:style-name="Heading_20_1" text:outline-level="1">Q<text:span text:style-name="T3">F</text:span>ield <text:s/><text:span text:style-name="T85">(1)</text:span></text:h>
      <text:list xml:id="list884810402" text:style-name="L6">
        <text:list-item>
          <text:p text:style-name="P69">öffne</text:p>
        </text:list-item>
        <text:list-item>
          <text:p text:style-name="P67">Button QFC Project <text:s/>→ Anm. <text:s/></text:p>
        </text:list-item>
        <text:list-item>
          <text:p text:style-name="P67">"Kurs_<text:span text:style-name="T75">Selva" </text:span><text:span text:style-name="T53">klick <text:s/>(→ </text:span><text:span text:style-name="T59">D</text:span><text:span text:style-name="T53">ownload)</text:span></text:p>
        </text:list-item>
      </text:list>
      <text:list xml:id="list1636085133" text:style-name="L7">
        <text:list-item>
          <text:p text:style-name="P70">wenn download fertig → öffnen</text:p>
        </text:list-item>
      </text:list>
      <text:p text:style-name="P17"/>
      <text:h text:style-name="Heading_20_1" text:outline-level="1">QField <text:s/>(<text:span text:style-name="T85">2 </text:span><text:span text:style-name="T87">V</text:span><text:span text:style-name="T4">orzeigen</text:span>)<text:change-start text:change-id="ct1750403777760"/><office:annotation loext:resolved="false"><dc:creator>Unknown Author</dc:creator><dc:date>2022-05-08T17:52:39.399000000</dc:date><text:p text:style-name="P101"><text:span text:style-name="T124">Im idealfall noch vor der Pause</text:span></text:p></office:annotation><text:change-end text:change-id="ct1750403777760"/></text:h>
      <text:list xml:id="list2963724891" text:style-name="L8">
        <text:list-header>
          <text:p text:style-name="P31">Vorbereitungen <text:span text:style-name="T92">(könnte </text:span><text:span text:style-name="T94">live</text:span><text:span text:style-name="T92"> draussen erklärt werden)</text:span></text:p>
        </text:list-header>
        <text:list-item>
          <text:p text:style-name="P71">Layer Panel</text:p>
          <text:list>
            <text:list-item>
              <text:p text:style-name="P71"><text:span text:style-name="T78">Themen</text:span> <text:span text:style-name="T86">(wechseln </text:span><text:span text:style-name="T88">auf offline</text:span><text:span text:style-name="T86">)</text:span></text:p>
            </text:list-item>
            <text:list-item>
              <text:p text:style-name="P71"><text:span text:style-name="T78">LongPress auf Layer: </text:span><text:span text:style-name="T86">erklären (nix drücken)</text:span></text:p>
            </text:list-item>
            <text:list-item>
              <text:p text:style-name="P71"><text:soft-page-break/>bei "Beob.." &gt; Legendeneintrag erweitern</text:p>
            </text:list-item>
            <text:list-item>
              <text:p text:style-name="P72">"Flächen" <text:span text:style-name="T47">nicht anzeigen</text:span> </text:p>
            </text:list-item>
            <text:list-item>
              <text:p text:style-name="P71"><text:span text:style-name="T89">H</text:span>intergrund wechseln</text:p>
            </text:list-item>
          </text:list>
        </text:list-item>
        <text:list-item>
          <text:p text:style-name="P71">In <text:span text:style-name="T78">Bearbeitungsmodus</text:span> schalten <text:s text:c="2"/>→ <text:span text:style-name="T54">Seillinie</text:span> <text:span text:style-name="T90"><text:s/></text:span>grün <text:span text:style-name="T90">markiert </text:span></text:p>
          <text:p text:style-name="P53"/>
        </text:list-item>
        <text:list-item>
          <text:p text:style-name="P44"><text:span text:style-name="T34">Position </text:span>F<text:span text:style-name="T34">ix – </text:span><text:span text:style-name="T36">L</text:span><text:span text:style-name="T35">ösen</text:span></text:p>
        </text:list-item>
        <text:list-item>
          <text:p text:style-name="P58">"Kartenausschnitt folgt Standort"</text:p>
        </text:list-item>
        <text:list-item>
          <text:p text:style-name="P58">Cursor auf Standort Fixieren – Lösen </text:p>
        </text:list-item>
      </text:list>
      <text:p text:style-name="P12"/>
      <text:list xml:id="list231725614121207" text:continue-numbering="true" text:style-name="L8">
        <text:list-item>
          <text:p text:style-name="P73"><text:span text:style-name="T47">neue</text:span> Seillinie zeichnen </text:p>
        </text:list-item>
        <text:list-item>
          <text:p text:style-name="P74">Attribute sich merken Kästchen erklären</text:p>
        </text:list-item>
        <text:list-item>
          <text:p text:style-name="P73">Linienattribute nachträglich bearbeiten</text:p>
        </text:list-item>
        <text:list-item>
          <text:p text:style-name="P73">Linie löschen</text:p>
        </text:list-item>
        <text:list-item>
          <text:p text:style-name="P73">andere Sachen bei Linie Löschen erklären <text:span text:style-name="T101">(zoom to...</text:span></text:p>
          <text:p text:style-name="P97"><text:s/></text:p>
        </text:list-item>
        <text:list-item>
          <text:p text:style-name="P73"><text:span text:style-name="T78">Push changes</text:span> (Optionen erklären)</text:p>
        </text:list-item>
        <text:list-item>
          <text:p text:style-name="P54">Einstellu<text:span text:style-name="T91">n</text:span>gen:</text:p>
          <text:list>
            <text:list-item>
              <text:p text:style-name="P54">Allgemein</text:p>
              <text:list>
                <text:list-item>
                  <text:p text:style-name="P54">für Handys empfohlen: Attributformul<text:span text:style-name="T91">a</text:span>r im Vollbild </text:p>
                </text:list-item>
                <text:list-item>
                  <text:p text:style-name="P54">auf anderes nicht im Detail eingehen </text:p>
                </text:list-item>
              </text:list>
            </text:list-item>
          </text:list>
        </text:list-item>
      </text:list>
      <text:p text:style-name="P16"/>
      <text:h text:style-name="Heading_20_1" text:outline-level="1">QField Übung<text:span text:style-name="T105">en</text:span><text:change-start text:change-id="ct1750403791440"/><text:span text:style-name="T105"><office:annotation loext:resolved="false"><dc:creator>Unknown Author</dc:creator><dc:date>2022-05-08T17:52:55.058000000</dc:date><text:p text:style-name="P101"><text:span text:style-name="T124">Ü Ausdrucken und den TN abgeben</text:span></text:p></office:annotation></text:span><text:change-end text:change-id="ct1750403791440"/></text:h>
      <text:h text:style-name="Heading_20_2" text:outline-level="2"><text:span text:style-name="T15">Übung 1 </text:span><text:span text:style-name="T26">Linie Zeichnen </text:span><text:change-start text:change-id="ct1750403788080"/><text:span text:style-name="T26"><office:annotation loext:resolved="false"><dc:creator>Unknown Author</dc:creator><dc:date>2022-05-08T17:52:06.340000000</dc:date><text:p text:style-name="P101"><text:span text:style-name="T124">Repetition, ist dasselbe wie wir gemeinsam gemacht haben</text:span></text:p></office:annotation></text:span><text:change-end text:change-id="ct1750403788080"/></text:h>
      <text:list xml:id="list523065078" text:style-name="L9">
        <text:list-item>
          <text:p text:style-name="P79">Zeichne eine neu Seillinie inkl. Attribute </text:p>
        </text:list-item>
        <text:list-item>
          <text:p text:style-name="P79"><text:span text:style-name="T18">T</text:span><text:span text:style-name="T1">este die Buttons unten rechts </text:span><text:span text:style-name="T16">im Editiermodus (Position / Cursor fixieren)</text:span></text:p>
        </text:list-item>
        <text:list-item>
          <text:p text:style-name="P79"><text:span text:style-name="T15">Ä</text:span><text:span text:style-name="T1">ndere die </text:span><text:span text:style-name="T16">Beschreibung der Seillinie </text:span></text:p>
        </text:list-item>
        <text:list-item>
          <text:p text:style-name="P75"><text:span text:style-name="T1">Pushe deine Änderungen auf die Q</text:span><text:span text:style-name="T28">F</text:span><text:span text:style-name="T1">ieldCloud</text:span></text:p>
        </text:list-item>
        <text:list-item>
          <text:p text:style-name="P80">Bearbeite die Attribute (Beschreibung) deiner gemachten Linie im Nachhinein</text:p>
          <text:list>
            <text:list-header>
              <text:p text:style-name="P85"><text:span text:style-name="T24">T</text:span><text:span text:style-name="T1">ipp: </text:span></text:p>
              <text:list>
                <text:list-item>
                  <text:p text:style-name="P85"><text:span text:style-name="T1">Tippe auf d</text:span><text:span text:style-name="T17">ie Linie</text:span></text:p>
                </text:list-item>
                <text:list-item>
                  <text:p text:style-name="P85"><text:span text:style-name="T17">Tippe auf den entspr. Eintrag in der Auswahlliste</text:span><text:span text:style-name="T1"> </text:span></text:p>
                </text:list-item>
                <text:list-item>
                  <text:p text:style-name="P82">wählen das "A mit Stift"-Button oben rechts</text:p>
                </text:list-item>
              </text:list>
            </text:list-header>
          </text:list>
        </text:list-item>
        <text:list-item>
          <text:p text:style-name="P59">Probiere versch. Optionen beim Digitalisieren <text:s/>→ Position Fix/ Cursor Fix <text:s/>- Lösen</text:p>
        </text:list-item>
      </text:list>
      <text:h text:style-name="Heading_20_2" text:outline-level="2"><text:span text:style-name="T15">Ü</text:span><text:span text:style-name="T1">bung 2 </text:span><text:span text:style-name="T11">Attribute</text:span></text:h>
      <text:list xml:id="list2491619747" text:style-name="L10">
        <text:list-item>
          <text:p text:style-name="P76">Mach eine neue Beobachtung /Schadensmeldung </text:p>
        </text:list-item>
      </text:list>
      <text:list xml:id="list499242485" text:style-name="L11">
        <text:list-header>
          <text:p text:style-name="P77">Tipp: entspr.: Layer in der Layerübersicht<text:span text:style-name="T60"> auswählen (grün)</text:span></text:p>
        </text:list-header>
      </text:list>
      <text:list xml:id="list2835596615" text:style-name="L12">
        <text:list-item>
          <text:p text:style-name="P78">inkl. Foto <text:span text:style-name="T114">(Tipp: im entspr. Feld auf das Fotoapparat-Symbo drücken)</text:span></text:p>
        </text:list-item>
        <text:list-item>
          <text:p text:style-name="P87"><text:span text:style-name="T93">Probiere dabei verschiedene Attributkombinationen aus </text:span><text:span text:style-name="T97">(v.a. </text:span><text:span text:style-name="T55">kranke Bäume)</text:span><text:span text:style-name="T97"> </text:span></text:p>
        </text:list-item>
      </text:list>
      <text:h text:style-name="Heading_20_2" text:outline-level="2"><text:soft-page-break/>Übung 3 <text:span text:style-name="T98">(ev. )</text:span></text:h>
      <text:p text:style-name="P19"/>
      <text:list xml:id="list229134024" text:style-name="L13">
        <text:list-item>
          <text:p text:style-name="P88"><text:span text:style-name="T22">M</text:span><text:span text:style-name="T1">ach </text:span><text:span text:style-name="T25">eine (oder zwei) </text:span><text:span text:style-name="T27">fiktive </text:span><text:span text:style-name="T25">Kontrolle </text:span><text:span text:style-name="T19">bei einer</text:span><text:span text:style-name="T25"> der beiden Käferfallen</text:span></text:p>
          <text:p text:style-name="P84"/>
        </text:list-item>
      </text:list>
      <text:h text:style-name="P22" text:outline-level="1">&gt; Demo<text:span text:style-name="T100"> Geometrie-</text:span><text:span text:style-name="T99">Werkzeuge </text:span><text:span text:style-name="T5">A</text:span><text:span text:style-name="T104">dvanced</text:span><text:span text:style-name="T104"><office:annotation loext:resolved="false"><dc:creator>Unknown Author</dc:creator><dc:date>2022-05-08T17:59:02.624000000</dc:date><text:p text:style-name="P101"><text:span text:style-name="T124">Das sollte schon auch draussen gehen, am grossen Tablet vorzeigen, dass sie gleich mitmachen können</text:span></text:p></office:annotation></text:span></text:h>
      <text:p text:style-name="P20"><text:span text:style-name="T104">Ü</text:span>bung 4 vorzeigen / miteinander machen</text:p>
      <text:p text:style-name="P18"/>
      <text:h text:style-name="P26" text:outline-level="2">Übung <text:span text:style-name="T9">4 </text:span><text:span text:style-name="T10">Werkzeuge </text:span><text:span text:style-name="T13">A</text:span><text:span text:style-name="T10">dvanced</text:span></text:h>
      <text:list xml:id="list231727394264443" text:continue-numbering="true" text:style-name="L13">
        <text:list-item>
          <text:p text:style-name="P86"><text:span text:style-name="T1">Punkt</text:span><text:span text:style-name="T31">e verändern</text:span></text:p>
          <text:list>
            <text:list-item>
              <text:p text:style-name="P88"><text:span text:style-name="T1">Verschiebe eines deiner Beobachtungspunkte mit</text:span><text:span text:style-name="T22"> </text:span><text:span text:style-name="T24">dem Knotenwerkzeug</text:span></text:p>
              <text:p text:style-name="P86"><text:span text:style-name="T24">T</text:span><text:span text:style-name="T1">ipp: </text:span></text:p>
              <text:list>
                <text:list-item>
                  <text:p text:style-name="P83">Tippe auf den zu verschiebenden Punkt</text:p>
                </text:list-item>
                <text:list-item>
                  <text:p text:style-name="P86"><text:span text:style-name="T17">Tippe auf den Eintrag in der Auswahlliste</text:span><text:span text:style-name="T1"> </text:span></text:p>
                </text:list-item>
                <text:list-item>
                  <text:p text:style-name="P83">Tippe auf den Stift oben</text:p>
                </text:list-item>
              </text:list>
            </text:list-item>
          </text:list>
        </text:list-item>
        <text:list-item>
          <text:p text:style-name="P81">Flächen<text:span text:style-name="T115">geometrien verändern</text:span></text:p>
          <text:list>
            <text:list-item>
              <text:p text:style-name="P90">zeige "Flächen"</text:p>
            </text:list-item>
            <text:list-item>
              <text:p text:style-name="P88">Zerschneide ein<text:span text:style-name="T105">e</text:span> <text:span text:style-name="T56">Fläche</text:span></text:p>
            </text:list-item>
            <text:list-item>
              <text:p text:style-name="P90">Tipp: </text:p>
              <text:list>
                <text:list-item>
                  <text:p text:style-name="P90">Tippe auf die zu zerschn. Fläche</text:p>
                </text:list-item>
              </text:list>
            </text:list-item>
            <text:list-item>
              <text:p text:style-name="P89">Ergänze das fehlende Stück einer Fläche (z.b. Kieswerk)</text:p>
            </text:list-item>
            <text:list-item>
              <text:p text:style-name="P88">mach ein Loch in ein Polygon mit Befüllung (neue Fläche ins Loch)</text:p>
            </text:list-item>
          </text:list>
        </text:list-item>
      </text:list>
      <text:p text:style-name="P98"><text:span text:style-name="T47"/></text:p>
      <text:h text:style-name="P23" text:outline-level="1">app.qfield.cloud </text:h>
      <text:list xml:id="list2975855739" text:style-name="L14">
        <text:list-item>
          <text:p text:style-name="P34">Files</text:p>
          <text:list>
            <text:list-item>
              <text:p text:style-name="P36"><text:span text:style-name="T21">hier </text:span><text:span text:style-name="T20">neu: </text:span><text:span text:style-name="T1">Fotoordner </text:span></text:p>
            </text:list-item>
            <text:list-item>
              <text:p text:style-name="P35">hier könnte man noch alte Versionen wieder herunterladen/ wiederherstellen</text:p>
            </text:list-item>
          </text:list>
        </text:list-item>
        <text:list-item>
          <text:p text:style-name="P34">Changes</text:p>
          <text:list>
            <text:list-item>
              <text:p text:style-name="P36"><text:span text:style-name="T20">1</text:span><text:span text:style-name="T1"> </text:span><text:span text:style-name="T29">Ä</text:span><text:span text:style-name="T1">nderungen </text:span><text:span text:style-name="T20">zeigen</text:span><text:span text:style-name="T1"> </text:span></text:p>
            </text:list-item>
            <text:list-item>
              <text:p text:style-name="P36"><text:span text:style-name="T20">1</text:span><text:span text:style-name="T1"> Konflikt </text:span><text:span text:style-name="T20">zeigen </text:span><text:span text:style-name="T1"><text:s/>(Flächen)</text:span></text:p>
            </text:list-item>
          </text:list>
        </text:list-item>
      </text:list>
      <text:h text:style-name="Heading_20_2" text:outline-level="2">Sync back <text:s/></text:h>
      <text:list xml:id="list231726961878388" text:continue-numbering="true" text:style-name="L14">
        <text:list-item>
          <text:p text:style-name="P91">Plugin → Pfeilrichtung (<text:span text:style-name="T106">A</text:span><text:span text:style-name="T57">chtung</text:span><text:span text:style-name="T106">! </text:span><text:span text:style-name="T108">Beim Zurück</text:span><text:span text:style-name="T57">S</text:span><text:span text:style-name="T108">ync:</text:span><text:span text:style-name="T106"> </text:span>bei GPKG standardmässig <text:span text:style-name="T106">immer gleich)</text:span></text:p>
          <text:list>
            <text:list-item>
              <text:p text:style-name="P92">nur Beob und Käferfallen downloaden</text:p>
            </text:list-item>
          </text:list>
        </text:list-item>
        <text:list-item>
          <text:p text:style-name="P55">kurze Analyse:</text:p>
        </text:list-item>
        <text:list-item>
          <text:p text:style-name="P99">Beobachtungen / Schadensmeldungen </text:p>
        </text:list-item>
        <text:list-item>
          <text:p text:style-name="P100"><text:span text:style-name="T66">Käferfallen </text:span><text:span text:style-name="T12"><text:line-break/></text:span></text:p>
        </text:list-item>
      </text:list>
      <text:h text:style-name="P21" text:outline-level="1"><text:soft-page-break/>QField Features </text:h>
      <text:p text:style-name="P4">Live zeigen </text:p>
      <text:list xml:id="list1870755671" text:style-name="L15">
        <text:list-item>
          <text:p text:style-name="P94">print atlas → <text:span text:style-name="T116">live zeigen: Layer Beobachtungen </text:span></text:p>
        </text:list-item>
        <text:list-item>
          <text:p text:style-name="P94">Pos<text:span text:style-name="T117">i</text:span>tioning </text:p>
          <text:list>
            <text:list-item>
              <text:p text:style-name="P93"><text:s/>Positionsinfo anzeigen</text:p>
            </text:list-item>
            <text:list-item>
              <text:p text:style-name="P93">Genauigkeits-Indikator </text:p>
            </text:list-item>
          </text:list>
        </text:list-item>
        <text:list-item>
          <text:p text:style-name="P94"><text:span text:style-name="T57">B</text:span>ookmarks</text:p>
        </text:list-item>
        <text:list-item>
          <text:p text:style-name="P94"><text:span text:style-name="T61">Destinations-K</text:span>oordinate<text:span text:style-name="T117">n</text:span></text:p>
        </text:list-item>
        <text:list-item>
          <text:p text:style-name="P56">Messwerkzeug</text:p>
        </text:list-item>
        <text:list-item>
          <text:p text:style-name="P57"><text:span text:style-name="T37">geo.pdf, , </text:span><text:span text:style-name="T98">gpx öffnen ,… </text:span></text:p>
        </text:list-item>
      </text:list>
      <text:p text:style-name="P11">Video </text:p>
      <text:list xml:id="list231726325971788" text:continue-numbering="true" text:style-name="L15">
        <text:list-item>
          <text:p text:style-name="P96"><text:span text:style-name="T23">Freihandz</text:span><text:span text:style-name="T2">eichnen</text:span></text:p>
          <text:p text:style-name="P93"><text:a xlink:type="simple" xlink:href="https://qfield.org/docs/fieldwork/digitize.html#freehand-digitizing" text:style-name="Internet_20_link" text:visited-style-name="Visited_20_Internet_20_Link"><text:span text:style-name="T33">https://qfield.org/docs/fieldwork/digitize.html#freehand-digitizing</text:span></text:a><text:span text:style-name="T33"> </text:span></text:p>
        </text:list-item>
        <text:list-item>
          <text:p text:style-name="P96">Line tracking </text:p>
          <text:p text:style-name="P96">https://qfield.org/docs/fieldwork/track_lines_polygons.html?highlight=tracking#track-lines-and-polygons</text:p>
        </text:list-item>
      </text:list>
      <text:h text:style-name="Heading_20_1" text:outline-level="1">Zum Kursschluss</text:h>
      <text:list xml:id="list4176602407" text:style-name="L16">
        <text:list-item>
          <text:p text:style-name="P50"><text:span text:style-name="T107">sicher nicht alles gezeigt was QField und Q</text:span><text:span text:style-name="T118">F</text:span><text:span text:style-name="T107">ieldCloud kann</text:span></text:p>
        </text:list-item>
        <text:list-item>
          <text:p text:style-name="P95"><text:span text:style-name="T62">QField/ QFC</text:span> kann noch nicht alles → herzliche Einladung zum <text:span text:style-name="T62">Beitragen</text:span>, Sponsoren :-<text:span text:style-name="T118">)</text:span></text:p>
        </text:list-item>
        <text:list-item>
          <text:p text:style-name="P95"><text:span text:style-name="T47">Werbung machen für unsere</text:span> Jumpstart Packages und Support </text:p>
        </text:list-item>
      </text:list>
      <text:p text:style-name="P14"/>
      <text:h text:style-name="Heading_20_1" text:outline-level="1">&gt; Schlussfolie </text:h>
      <text:p text:style-name="P14"/>
      <text:p text:style-name="P14">Mit Kontakt</text:p>
      <text:p text:style-name="P15">mit QField </text:p>
      <text:p text:style-name="P14"/>
      <text:p text:style-name="P5"/>
      <text:p text:style-name="P14"/>
      <text:p text:style-name="P15">ev. noch <text:span text:style-name="T62">QFC</text:span><text:span text:style-name="T118"> </text:span>pricing als folie / <text:span text:style-name="T118">Link </text:span>bereit halten</text:p>
      <text:p text:style-name="P14">https://talks.opengis.ch/qfieldcloud/#6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fo:font-size="10pt"/>
    </style:style>
    <style:style style:name="List" style:family="paragraph" style:parent-style-name="Text_20_body" style:class="list">
      <style:paragraph-properties fo:margin-top="0mm" fo:margin-bottom="1.5mm" style:contextual-spacing="false" fo:line-height="100%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" style:family="paragraph" style:parent-style-name="Text_20_body"/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9.05mm" fo:margin-right="0mm" fo:margin-top="0mm" fo:margin-bottom="4.23mm" style:contextual-spacing="false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style:contextual-spacing="false" fo:text-indent="-6.35mm" style:auto-text-indent="false"/>
    </style:style>
    <style:style style:name="List_20_1" style:display-name="List 1" style:family="paragraph" style:parent-style-name="List" style:class="list">
      <style:paragraph-properties fo:margin-left="3.49mm" fo:margin-right="0mm" fo:margin-top="0mm" fo:margin-bottom="1.01mm" style:contextual-spacing="false" fo:line-height="115%" fo:text-indent="-6.35m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9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fr1" style:family="graphic" style:parent-style-name="Graphics">
      <style:graphic-properties fo:margin-left="0mm" fo:margin-right="0mm" fo:margin-top="0mm" fo:margin-bottom="0mm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24.87mm" svg:y="-7.99mm" svg:width="45.38mm" svg:height="13mm" draw:z-index="4"><draw:image xlink:href="Pictures/100002010000020E000000A7C669F27E2CA6A0CB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15:12:23.092000000</meta:creation-date>
    <dc:date>2022-05-10T23:17:18.452000000</dc:date>
    <meta:editing-duration>P1DT9H58M18S</meta:editing-duration>
    <meta:editing-cycles>70</meta:editing-cycles>
    <meta:generator>LibreOffice/7.0.5.2$Windows_X86_64 LibreOffice_project/64390860c6cd0aca4beafafcfd84613dd9dfb63a</meta:generator>
    <meta:document-statistic meta:table-count="0" meta:image-count="1" meta:object-count="0" meta:page-count="5" meta:paragraph-count="162" meta:word-count="863" meta:character-count="5562" meta:non-whitespace-character-count="4886"/>
  </office:meta>
</office:document-meta>
</file>